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917in"/>
    </style:style>
    <style:style style:name="co3" style:family="table-column">
      <style:table-column-properties fo:break-before="auto" style:column-width="1.6665in"/>
    </style:style>
    <style:style style:name="co4" style:family="table-column">
      <style:table-column-properties fo:break-before="auto" style:column-width="1.3791in"/>
    </style:style>
    <style:style style:name="co5" style:family="table-column">
      <style:table-column-properties fo:break-before="auto" style:column-width="1.4898in"/>
    </style:style>
    <style:style style:name="co6" style:family="table-column">
      <style:table-column-properties fo:break-before="auto" style:column-width="2.1772in"/>
    </style:style>
    <style:style style:name="co7" style:family="table-column">
      <style:table-column-properties fo:break-before="auto" style:column-width="1.0209in"/>
    </style:style>
    <style:style style:name="co8" style:family="table-column">
      <style:table-column-properties fo:break-before="auto" style:column-width="1.5118in"/>
    </style:style>
    <style:style style:name="co9" style:family="table-column">
      <style:table-column-properties fo:break-before="auto" style:column-width="0.97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457in" fo:break-before="auto" style:use-optimal-row-height="false"/>
    </style:style>
    <style:style style:name="ro5" style:family="table-row">
      <style:table-row-properties style:row-height="0.2244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6" style:family="table-cell" style:parent-style-name="Roar_20_Light" style:data-style-name="N0">
      <style:table-cell-properties fo:background-color="#f69240" style:text-align-source="fix" style:repeat-content="false" fo:border="0.74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Growl_20_Light" style:data-style-name="N0">
      <style:table-cell-properties fo:background-color="#e6e7e8" fo:border="0.74pt solid #000000" style:vertical-align="automatic"/>
    </style:style>
    <style:style style:name="ce13" style:family="table-cell" style:parent-style-name="Roar_20_Light" style:data-style-name="N0">
      <style:table-cell-properties fo:background-color="#ffffff" fo:border="0.74pt solid #000000" style:vertical-align="automatic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0">
      <style:table-cell-properties fo:border="0.74pt solid #000000"/>
    </style:style>
    <style:style style:name="ce17" style:family="table-cell" style:parent-style-name="Default" style:data-style-name="N0">
      <style:table-cell-properties fo:background-color="#e6e7e8" fo:border="0.74pt solid #000000"/>
    </style:style>
    <style:style style:name="ce18" style:family="table-cell" style:parent-style-name="Default" style:data-style-name="N104">
      <style:table-cell-properties fo:border="0.74pt solid #000000"/>
    </style:style>
    <style:style style:name="ce19" style:family="table-cell" style:parent-style-name="Default" style:data-style-name="N10104">
      <style:table-cell-properties fo:border="0.74pt solid #000000"/>
    </style:style>
    <style:style style:name="ce2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</style:style>
    <style:style style:name="ce22" style:family="table-cell" style:parent-style-name="Default" style:data-style-name="N130">
      <style:table-cell-properties fo:border="0.74pt solid #000000"/>
    </style:style>
    <style:style style:name="ce25" style:family="table-cell" style:parent-style-name="Default" style:data-style-name="N130">
      <style:table-cell-properties fo:background-color="#e6e7e8" fo:border="0.74pt solid #000000"/>
    </style:style>
    <style:style style:name="ce26" style:family="table-cell" style:parent-style-name="Roar_20_Light" style:data-style-name="N130">
      <style:table-cell-properties fo:background-color="#ffffff" fo:border="0.74pt solid #000000" style:vertical-align="automatic"/>
    </style:style>
    <style:style style:name="ce27" style:family="table-cell" style:parent-style-name="Default" style:data-style-name="N104">
      <style:table-cell-properties fo:background-color="#e6e7e8" fo:border="0.74pt solid #000000"/>
    </style:style>
    <style:style style:name="ce33" style:family="table-cell" style:parent-style-name="Roar_20_Light" style:data-style-name="N104">
      <style:table-cell-properties fo:background-color="#ffffff" fo:border="0.74pt solid #000000" style:vertical-align="automatic"/>
    </style:style>
    <style:style style:name="ce38" style:family="table-cell" style:parent-style-name="Roar_20_Light" style:data-style-name="N10104">
      <style:table-cell-properties fo:background-color="#ffffff" fo:border="0.74pt solid #000000" style:vertical-align="automatic"/>
    </style:style>
    <style:style style:name="ce43" style:family="table-cell" style:parent-style-name="Default" style:data-style-name="N0">
      <style:table-cell-properties fo:background-color="#f69240"/>
    </style:style>
    <style:style style:name="ce44" style:family="table-cell" style:parent-style-name="Default" style:data-style-name="N0">
      <style:table-cell-properties fo:background-color="#e6e7e8" fo:border="0.06pt solid #000000"/>
    </style:style>
    <style:style style:name="ce45" style:family="table-cell" style:parent-style-name="Roar_20_Light" style:data-style-name="N0">
      <style:table-cell-properties fo:background-color="#ffffff" fo:border="none" style:vertical-align="automatic"/>
    </style:style>
    <style:style style:name="ce4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7" table:default-cell-style-name="ce22"/>
        <table:table-column table:style-name="co8" table:default-cell-style-name="ce18"/>
        <table:table-column table:style-name="co9" table:default-cell-style-name="ce15"/>
        <table:table-column table:style-name="co1" table:number-columns-repeated="16373" table:default-cell-style-name="ce46"/>
        <table:table-row table:style-name="ro1">
          <table:table-cell table:style-name="ce6" office:value-type="string" calcext:value-type="string" table:number-columns-spanned="11" table:number-rows-spanned="1">
            <text:p>MIDI Controlled Bass Guitar Projected BOM</text:p>
          </table:table-cell>
          <table:covered-table-cell table:number-columns-repeated="10"/>
          <table:table-cell table:style-name="ce43" table:number-columns-repeated="16373"/>
        </table:table-row>
        <table:table-row table:style-name="ro2">
          <table:table-cell table:style-name="ce12" office:value-type="string" calcext:value-type="string">
            <text:p>Item Number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Component Type</text:p>
          </table:table-cell>
          <table:table-cell table:style-name="ce17" office:value-type="string" calcext:value-type="string">
            <text:p>Reference</text:p>
          </table:table-cell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Footprint</text:p>
          </table:table-cell>
          <table:table-cell table:style-name="ce17" office:value-type="string" calcext:value-type="string">
            <text:p>Supplier</text:p>
          </table:table-cell>
          <table:table-cell table:style-name="ce17" office:value-type="string" calcext:value-type="string">
            <text:p>Part Number</text:p>
          </table:table-cell>
          <table:table-cell table:style-name="ce25" office:value-type="string" calcext:value-type="string">
            <text:p>Cost (per 100)</text:p>
          </table:table-cell>
          <table:table-cell table:style-name="ce27" office:value-type="string" calcext:value-type="string">
            <text:p>Cost Per 100 Project</text:p>
          </table:table-cell>
          <table:table-cell table:style-name="ce17" office:value-type="string" calcext:value-type="string">
            <text:p>Cost/Project</text:p>
          </table:table-cell>
          <table:table-cell table:style-name="ce44" table:number-columns-repeated="16373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apacitor</text:p>
          </table:table-cell>
          <table:table-cell table:style-name="ce13" office:value-type="string" calcext:value-type="string">
            <text:p>C1-C3</text:p>
          </table:table-cell>
          <table:table-cell table:style-name="ce13" office:value-type="string" calcext:value-type="string">
            <text:p>10uF</text:p>
          </table:table-cell>
          <table:table-cell table:style-name="ce13" office:value-type="string" calcext:value-type="string">
            <text:p>0805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<text:a xlink:href="https://www.digikey.com/en/products/detail/murata-electronics/GRM21BR61C106KE15K/2546903" xlink:type="simple">490-6473-2-ND</text:a></text:p>
          </table:table-cell>
          <table:table-cell table:style-name="ce26" office:value-type="currency" office:currency="USD" office:value="0.036" calcext:value-type="currency">
            <text:p>$0.0360</text:p>
          </table:table-cell>
          <table:table-cell table:style-name="ce33" table:formula="of:=[.I3]*[.B3]*100" office:value-type="currency" office:currency="USD" office:value="10.8" calcext:value-type="currency">
            <text:p>$10.80</text:p>
          </table:table-cell>
          <table:table-cell table:style-name="ce38" table:formula="of:=[.B3]*[.I3]" office:value-type="currency" office:currency="USD" office:value="0.108" calcext:value-type="currency">
            <text:p>$0.11</text:p>
          </table:table-cell>
          <table:table-cell table:style-name="ce45" table:number-columns-repeated="16373"/>
        </table:table-row>
        <table:table-row table:style-name="ro3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pacitor</text:p>
          </table:table-cell>
          <table:table-cell table:style-name="ce14" office:value-type="string" calcext:value-type="string">
            <text:p>C5,C7</text:p>
          </table:table-cell>
          <table:table-cell table:style-name="ce14" office:value-type="string" calcext:value-type="string">
            <text:p>0.1uF</text:p>
          </table:table-cell>
          <table:table-cell table:style-name="ce14" office:value-type="string" calcext:value-type="string">
            <text:p>0805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yageo/CC0805KRX7R9BB104/302874" xlink:type="simple">311-1140-2-ND</text:a></text:p>
          </table:table-cell>
          <table:table-cell office:value-type="currency" office:currency="USD" office:value="0.02" calcext:value-type="currency">
            <text:p>$0.0200</text:p>
          </table:table-cell>
          <table:table-cell table:style-name="ce22" table:formula="of:=[.I4]*[.B4]*100" office:value-type="currency" office:currency="USD" office:value="4" calcext:value-type="currency">
            <text:p>$4.0000</text:p>
          </table:table-cell>
          <table:table-cell table:style-name="ce38" table:formula="of:=[.B4]*[.I4]" office:value-type="currency" office:currency="USD" office:value="0.04" calcext:value-type="currency">
            <text:p>$0.04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pacitor</text:p>
          </table:table-cell>
          <table:table-cell table:style-name="ce14" office:value-type="string" calcext:value-type="string">
            <text:p>C4,C6</text:p>
          </table:table-cell>
          <table:table-cell table:style-name="ce14" office:value-type="string" calcext:value-type="string">
            <text:p>100uF</text:p>
          </table:table-cell>
          <table:table-cell table:style-name="ce14" office:value-type="string" calcext:value-type="string">
            <text:p>6.3x11mm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rubycon/16YXF100MEFC6-3X11/3563101" xlink:type="simple">1189-1856-ND</text:a></text:p>
          </table:table-cell>
          <table:table-cell office:value-type="currency" office:currency="USD" office:value="0.1137" calcext:value-type="currency">
            <text:p>$0.1137</text:p>
          </table:table-cell>
          <table:table-cell table:style-name="ce33" table:formula="of:=[.I5]*[.B5]*100" office:value-type="currency" office:currency="USD" office:value="22.74" calcext:value-type="currency">
            <text:p>$22.74</text:p>
          </table:table-cell>
          <table:table-cell table:style-name="ce38" table:formula="of:=[.B5]*[.I5]" office:value-type="currency" office:currency="USD" office:value="0.2274" calcext:value-type="currency">
            <text:p>$0.23</text:p>
          </table:table-cell>
          <table:table-cell table:style-name="Default" table:number-columns-repeated="16373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R1,R15,R19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0805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RMCF0805JG10R0TR-ND</text:p>
          </table:table-cell>
          <table:table-cell office:value-type="currency" office:currency="USD" office:value="0.0085" calcext:value-type="currency">
            <text:p>$0.0085</text:p>
          </table:table-cell>
          <table:table-cell table:style-name="ce13" table:formula="of:=[.I6]*[.B6]*100" office:value-type="float" office:value="2.55" calcext:value-type="float">
            <text:p>2.55</text:p>
          </table:table-cell>
          <table:table-cell table:style-name="ce38" table:formula="of:=[.B6]*[.I6]" office:value-type="currency" office:currency="USD" office:value="0.0255" calcext:value-type="currency">
            <text:p>$0.03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330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panasonic-electronic-components/ERJ-2RKF3300X/1746189" xlink:type="simple">P330LTR-ND</text:a></text:p>
          </table:table-cell>
          <table:table-cell office:value-type="currency" office:currency="USD" office:value="0.0125" calcext:value-type="currency">
            <text:p>$0.0125</text:p>
          </table:table-cell>
          <table:table-cell table:formula="of:=[.B7]*[.I7]*100" office:value-type="currency" office:currency="USD" office:value="11.25" calcext:value-type="currency">
            <text:p>$11.25</text:p>
          </table:table-cell>
          <table:table-cell table:style-name="ce38" table:formula="of:=[.B7]*[.I7]" office:value-type="currency" office:currency="USD" office:value="0.1125" calcext:value-type="currency">
            <text:p>$0.11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1k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panasonic-electronic-components/ERJ-2RKF1001X/79729" xlink:type="simple">P1.00KLTR-ND</text:a></text:p>
          </table:table-cell>
          <table:table-cell office:value-type="currency" office:currency="USD" office:value="0.0126" calcext:value-type="currency">
            <text:p>$0.0126</text:p>
          </table:table-cell>
          <table:table-cell table:formula="of:=[.B8]*[.I8]*100" office:value-type="currency" office:currency="USD" office:value="26.46" calcext:value-type="currency">
            <text:p>$26.46</text:p>
          </table:table-cell>
          <table:table-cell table:style-name="ce38" table:formula="of:=[.B8]*[.I8]" office:value-type="currency" office:currency="USD" office:value="0.2646" calcext:value-type="currency">
            <text:p>$0.26</text:p>
          </table:table-cell>
          <table:table-cell table:style-name="Default" table:number-columns-repeated="16373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Power Resistor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1K</text:p>
          </table:table-cell>
          <table:table-cell table:style-name="ce14"/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RA73F2A10KBTD</text:p>
          </table:table-cell>
          <table:table-cell office:value-type="currency" office:currency="USD" office:value="1.06" calcext:value-type="currency">
            <text:p>$1.0600</text:p>
          </table:table-cell>
          <table:table-cell table:formula="of:=[.B9]*[.I9]*100" office:value-type="currency" office:currency="USD" office:value="5512" calcext:value-type="currency">
            <text:p>$5,512.00</text:p>
          </table:table-cell>
          <table:table-cell table:style-name="ce38" table:formula="of:=[.B9]*[.I9]" office:value-type="currency" office:currency="USD" office:value="55.12" calcext:value-type="currency">
            <text:p>$55.12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R12,R13</text:p>
          </table:table-cell>
          <table:table-cell table:style-name="ce14" office:value-type="string" calcext:value-type="string">
            <text:p>2.2k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panasonic-electronic-components/ERJ-2RKF2201X/1746150" xlink:type="simple">P2.20KLTR-ND</text:a></text:p>
          </table:table-cell>
          <table:table-cell office:value-type="currency" office:currency="USD" office:value="0.0125" calcext:value-type="currency">
            <text:p>$0.0125</text:p>
          </table:table-cell>
          <table:table-cell table:formula="of:=[.B10]*[.I10]*100" office:value-type="currency" office:currency="USD" office:value="2.5" calcext:value-type="currency">
            <text:p>$2.50</text:p>
          </table:table-cell>
          <table:table-cell table:style-name="ce38" table:formula="of:=[.B10]*[.I10]" office:value-type="currency" office:currency="USD" office:value="0.025" calcext:value-type="currency">
            <text:p>$0.03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9" calcext:value-type="float">
            <text:p>9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Diode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4148</text:p>
          </table:table-cell>
          <table:table-cell table:style-name="ce14" office:value-type="string" calcext:value-type="string">
            <text:p>0805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taiwan-semiconductor-corporation/TS4148-RBG/15926409" xlink:type="simple">1801-TS4148TBGTR-ND</text:a></text:p>
          </table:table-cell>
          <table:table-cell office:value-type="currency" office:currency="USD" office:value="0.0458" calcext:value-type="currency">
            <text:p>$0.0458</text:p>
          </table:table-cell>
          <table:table-cell table:formula="of:=[.B11]*[.I11]*100" office:value-type="currency" office:currency="USD" office:value="251.9" calcext:value-type="currency">
            <text:p>$251.90</text:p>
          </table:table-cell>
          <table:table-cell table:style-name="ce38" table:formula="of:=[.B11]*[.I11]" office:value-type="currency" office:currency="USD" office:value="2.519" calcext:value-type="currency">
            <text:p>$2.52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LED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LED</text:p>
          </table:table-cell>
          <table:table-cell table:style-name="ce14" office:value-type="string" calcext:value-type="string">
            <text:p>0805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würth-elektronik/150080BS75000/4489912" xlink:type="simple">732-4982-2-ND</text:a></text:p>
          </table:table-cell>
          <table:table-cell office:value-type="currency" office:currency="USD" office:value="0.1359" calcext:value-type="currency">
            <text:p>$0.1359</text:p>
          </table:table-cell>
          <table:table-cell table:formula="of:=[.B12]*[.I12]*100" office:value-type="currency" office:currency="USD" office:value="815.4" calcext:value-type="currency">
            <text:p>$815.40</text:p>
          </table:table-cell>
          <table:table-cell table:style-name="ce38" table:formula="of:=[.B12]*[.I12]" office:value-type="currency" office:currency="USD" office:value="8.154" calcext:value-type="currency">
            <text:p>$8.15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icrocontroller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PIC16F1788</text:p>
          </table:table-cell>
          <table:table-cell table:style-name="ce14" office:value-type="string" calcext:value-type="string">
            <text:p>SSOP-28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microchip-technology/PIC16F1788-I-SS/4080108" xlink:type="simple">PIC16F1788-I/SS-ND</text:a></text:p>
          </table:table-cell>
          <table:table-cell office:value-type="currency" office:currency="USD" office:value="2.14" calcext:value-type="currency">
            <text:p>$2.1400</text:p>
          </table:table-cell>
          <table:table-cell table:formula="of:=[.B13]*[.I13]*100" office:value-type="currency" office:currency="USD" office:value="214" calcext:value-type="currency">
            <text:p>$214.00</text:p>
          </table:table-cell>
          <table:table-cell table:style-name="ce38" table:formula="of:=[.B13]*[.I13]" office:value-type="currency" office:currency="USD" office:value="2.14" calcext:value-type="currency">
            <text:p>$2.14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icrocontroller</text:p>
          </table:table-cell>
          <table:table-cell table:style-name="ce14" office:value-type="string" calcext:value-type="string">
            <text:p>U2,U3,U8,U9,10</text:p>
          </table:table-cell>
          <table:table-cell table:style-name="ce14" office:value-type="string" calcext:value-type="string">
            <text:p>PIC16F1789</text:p>
          </table:table-cell>
          <table:table-cell table:style-name="ce14" office:value-type="string" calcext:value-type="string">
            <text:p>TQFP-44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PIC16F1789-I/PT/PIC16F1789-I/PT-ND/4080209" xlink:type="simple">PIC16F1789-I/PR-ND</text:a></text:p>
          </table:table-cell>
          <table:table-cell office:value-type="currency" office:currency="USD" office:value="2.5" calcext:value-type="currency">
            <text:p>$2.5000</text:p>
          </table:table-cell>
          <table:table-cell table:formula="of:=[.B14]*[.I14]*100" office:value-type="currency" office:currency="USD" office:value="500" calcext:value-type="currency">
            <text:p>$500.00</text:p>
          </table:table-cell>
          <table:table-cell table:style-name="ce38" table:formula="of:=[.B14]*[.I14]" office:value-type="currency" office:currency="USD" office:value="5" calcext:value-type="currency">
            <text:p>$5.00</text:p>
          </table:table-cell>
          <table:table-cell table:style-name="Default" table:number-columns-repeated="16373"/>
        </table:table-row>
        <table:table-row table:style-name="ro3">
          <table:table-cell table:number-columns-repeated="2"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Opto-Isolator</text:p>
          </table:table-cell>
          <table:table-cell table:style-name="ce14" office:value-type="string" calcext:value-type="string">
            <text:p>U4-U7,U11-U30</text:p>
          </table:table-cell>
          <table:table-cell table:style-name="ce14" office:value-type="string" calcext:value-type="string">
            <text:p>LTV-247</text:p>
          </table:table-cell>
          <table:table-cell table:style-name="ce14" office:value-type="string" calcext:value-type="string">
            <text:p>SOIC-16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liteon/LTV-247/4307982?s=N4IgTCBcDaIDIBUBqBaMAWA7CAugXyA" xlink:type="simple">160-2255-2-ND</text:a></text:p>
          </table:table-cell>
          <table:table-cell office:value-type="currency" office:currency="USD" office:value="0.6456" calcext:value-type="currency">
            <text:p>$0.6456</text:p>
          </table:table-cell>
          <table:table-cell table:formula="of:=[.B15]*[.I15]*100" office:value-type="currency" office:currency="USD" office:value="839.28" calcext:value-type="currency">
            <text:p>$839.28</text:p>
          </table:table-cell>
          <table:table-cell table:style-name="ce38" table:formula="of:=[.B15]*[.I15]" office:value-type="currency" office:currency="USD" office:value="8.3928" calcext:value-type="currency">
            <text:p>$8.39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inear Regulator</text:p>
          </table:table-cell>
          <table:table-cell table:style-name="ce14" office:value-type="string" calcext:value-type="string">
            <text:p>U31</text:p>
          </table:table-cell>
          <table:table-cell table:style-name="ce14" office:value-type="string" calcext:value-type="string">
            <text:p>LM1117MP</text:p>
          </table:table-cell>
          <table:table-cell table:style-name="ce14" office:value-type="string" calcext:value-type="string">
            <text:p>SOT-223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onsemi/LM1117MPX-33NOPB/13559871?s=N4IgTCBcDaICwA4EFoAyBZAjNg7OgCgBoAEAzKQHIDy%2BAQgMIAqyFAIiALoC%2BQA" xlink:type="simple">488-LM1117MPX 33NOPBCT-ND</text:a></text:p>
          </table:table-cell>
          <table:table-cell office:value-type="currency" office:currency="USD" office:value="0.4478" calcext:value-type="currency">
            <text:p>$0.4478</text:p>
          </table:table-cell>
          <table:table-cell table:formula="of:=[.B16]*[.I16]*100" office:value-type="currency" office:currency="USD" office:value="44.78" calcext:value-type="currency">
            <text:p>$44.78</text:p>
          </table:table-cell>
          <table:table-cell table:style-name="ce38" table:formula="of:=[.B16]*[.I16]" office:value-type="currency" office:currency="USD" office:value="0.4478" calcext:value-type="currency">
            <text:p>$0.45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witch</text:p>
          </table:table-cell>
          <table:table-cell table:style-name="ce14" office:value-type="string" calcext:value-type="string">
            <text:p>SW2-SW4</text:p>
          </table:table-cell>
          <table:table-cell table:style-name="ce14" office:value-type="string" calcext:value-type="string">
            <text:p>Push Switch</text:p>
          </table:table-cell>
          <table:table-cell table:style-name="ce14" office:value-type="string" calcext:value-type="string">
            <text:p>6x6x5mm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te-connectivity-alcoswitch-switches/1825910-6/1632536" xlink:type="simple">450-1650-ND</text:a></text:p>
          </table:table-cell>
          <table:table-cell office:value-type="currency" office:currency="USD" office:value="0.1074" calcext:value-type="currency">
            <text:p>$0.1074</text:p>
          </table:table-cell>
          <table:table-cell table:formula="of:=[.B17]*[.I17]*100" office:value-type="currency" office:currency="USD" office:value="32.22" calcext:value-type="currency">
            <text:p>$32.22</text:p>
          </table:table-cell>
          <table:table-cell table:style-name="ce38" table:formula="of:=[.B17]*[.I17]" office:value-type="currency" office:currency="USD" office:value="0.3222" calcext:value-type="currency">
            <text:p>$0.32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witch</text:p>
          </table:table-cell>
          <table:table-cell table:style-name="ce14" office:value-type="string" calcext:value-type="string">
            <text:p>SW1</text:p>
          </table:table-cell>
          <table:table-cell table:style-name="ce14" office:value-type="string" calcext:value-type="string">
            <text:p>Hex Thumbswitch</text:p>
          </table:table-cell>
          <table:table-cell table:style-name="ce14" office:value-type="string" calcext:value-type="string">
            <text:p>2.54mm x 5</text:p>
          </table:table-cell>
          <table:table-cell table:style-name="ce14" office:value-type="string" calcext:value-type="string">
            <text:p>Digikey</text:p>
          </table:table-cell>
          <table:table-cell table:style-name="ce20" office:value-type="string" calcext:value-type="string">
            <text:p><text:a xlink:href="https://www.digikey.com/en/products/detail/omron-electronics-inc-emc-div/A7BS-254-1/368277" xlink:type="simple">A7BS-254-1-ND</text:a></text:p>
          </table:table-cell>
          <table:table-cell office:value-type="currency" office:currency="USD" office:value="13.1209" calcext:value-type="currency">
            <text:p>$13.1209</text:p>
          </table:table-cell>
          <table:table-cell table:formula="of:=[.B18]*[.I18]*100" office:value-type="currency" office:currency="USD" office:value="1312.09" calcext:value-type="currency">
            <text:p>$1,312.09</text:p>
          </table:table-cell>
          <table:table-cell table:style-name="ce38" table:formula="of:=[.B18]*[.I18]" office:value-type="currency" office:currency="USD" office:value="13.1209" calcext:value-type="currency">
            <text:p>$13.12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nductor</text:p>
          </table:table-cell>
          <table:table-cell table:style-name="ce14" office:value-type="string" calcext:value-type="string">
            <text:p>L93</text:p>
          </table:table-cell>
          <table:table-cell table:style-name="ce14" office:value-type="string" calcext:value-type="string">
            <text:p>10uH</text:p>
          </table:table-cell>
          <table:table-cell table:style-name="ce14" office:value-type="string" calcext:value-type="string">
            <text:p>3.96mm x 2pin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digikey.com/en/products/detail/bourns-inc/5800-100-RC/774818" xlink:type="simple">M8278-ND</text:a></text:p>
          </table:table-cell>
          <table:table-cell office:value-type="currency" office:currency="USD" office:value="0.83588" calcext:value-type="currency">
            <text:p>$0.8359</text:p>
          </table:table-cell>
          <table:table-cell table:formula="of:=[.B19]*[.I19]*100" office:value-type="currency" office:currency="USD" office:value="83.588" calcext:value-type="currency">
            <text:p>$83.59</text:p>
          </table:table-cell>
          <table:table-cell table:style-name="ce38" table:formula="of:=[.B19]*[.I19]" office:value-type="currency" office:currency="USD" office:value="0.83588" calcext:value-type="currency">
            <text:p>$0.84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Solenoid</text:p>
          </table:table-cell>
          <table:table-cell table:style-name="ce14" office:value-type="string" calcext:value-type="string">
            <text:p>L1-L20 (2x)</text:p>
          </table:table-cell>
          <table:table-cell table:style-name="ce14" office:value-type="string" calcext:value-type="string">
            <text:p>25N</text:p>
          </table:table-cell>
          <table:table-cell table:style-name="ce14" office:value-type="string" calcext:value-type="string">
            <text:p>2.54mm Pin Header 2x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<text:a xlink:href="https://www.amazon.com/gp/product/B07Z4JQPBN/ref=ppx_yo_dt_b_search_asin_title?ie=UTF8" xlink:type="simple">JF-1039B</text:a></text:p>
          </table:table-cell>
          <table:table-cell office:value-type="currency" office:currency="USD" office:value="13.99" calcext:value-type="currency">
            <text:p>$13.9900</text:p>
          </table:table-cell>
          <table:table-cell table:formula="of:=[.B20]*[.I20]*100" office:value-type="currency" office:currency="USD" office:value="55960" calcext:value-type="currency">
            <text:p>$55,960.00</text:p>
          </table:table-cell>
          <table:table-cell table:style-name="ce38" table:formula="of:=[.B20]*[.I20]" office:value-type="currency" office:currency="USD" office:value="559.6" calcext:value-type="currency">
            <text:p>$559.60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Solenoid</text:p>
          </table:table-cell>
          <table:table-cell table:style-name="ce14" office:value-type="string" calcext:value-type="string">
            <text:p>L1-L12</text:p>
          </table:table-cell>
          <table:table-cell table:style-name="ce14" office:value-type="string" calcext:value-type="string">
            <text:p>4N</text:p>
          </table:table-cell>
          <table:table-cell table:style-name="ce14" office:value-type="string" calcext:value-type="string">
            <text:p>3.96mm x 2pin</text:p>
          </table:table-cell>
          <table:table-cell table:style-name="ce14" office:value-type="string" calcext:value-type="string">
            <text:p>Amazon</text:p>
          </table:table-cell>
          <table:table-cell table:style-name="ce14" office:value-type="string" calcext:value-type="string">
            <text:p><text:a xlink:href="https://www.amazon.com/FainWan-Electromagnet-JF-0530B-keepping-Solenoid/dp/B09L6ZXY61/ref=sxin_16_pa_sp_search_thematic_sspa?cv_ct_cx=12v+solenoid&amp;sbo=RZvfv%2F%2FHxDF%2BO5021pAnSA%3D%3D&amp;sr=1-2-6024b2a3-78e4-4fed-8fed-e1613be3bcce-spons&amp;sp_csd=d2lkZ2V0TmFtZT1zcF9zZWFyY2hfdGhlbWF0aWM&amp;psc=1" xlink:type="simple">JF-0530B</text:a></text:p>
          </table:table-cell>
          <table:table-cell office:value-type="currency" office:currency="USD" office:value="12.99" calcext:value-type="currency">
            <text:p>$12.9900</text:p>
          </table:table-cell>
          <table:table-cell table:formula="of:=[.B21]*[.I21]*100" office:value-type="currency" office:currency="USD" office:value="15588" calcext:value-type="currency">
            <text:p>$15,588.00</text:p>
          </table:table-cell>
          <table:table-cell table:style-name="ce38" table:formula="of:=[.B21]*[.I21]" office:value-type="currency" office:currency="USD" office:value="155.88" calcext:value-type="currency">
            <text:p>$155.88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Bass</text:p>
          </table:table-cell>
          <table:table-cell table:style-name="ce14" office:value-type="string" calcext:value-type="string">
            <text:p>P-Bass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Amazon</text:p>
          </table:table-cell>
          <table:table-cell table:style-name="ce14" office:value-type="string" calcext:value-type="string">
            <text:p><text:a xlink:href="https://www.amazon.com/Fender-Precision-Beginner-Warranty-Lessons/dp/B0CSLMDCLY/ref=sr_1_5?sr=8-5" xlink:type="simple">Squier Precision Bass</text:a></text:p>
          </table:table-cell>
          <table:table-cell office:value-type="currency" office:currency="USD" office:value="129.99" calcext:value-type="currency">
            <text:p>$129.9900</text:p>
          </table:table-cell>
          <table:table-cell table:formula="of:=[.B22]*[.I22]*100" office:value-type="currency" office:currency="USD" office:value="12999" calcext:value-type="currency">
            <text:p>$12,999.00</text:p>
          </table:table-cell>
          <table:table-cell table:style-name="ce38" table:formula="of:=[.B22]*[.I22]" office:value-type="currency" office:currency="USD" office:value="129.99" calcext:value-type="currency">
            <text:p>$129.99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Transistor</text:p>
          </table:table-cell>
          <table:table-cell table:style-name="ce14" office:value-type="string" calcext:value-type="string">
            <text:p>Q1-Q20 (3x)</text:p>
          </table:table-cell>
          <table:table-cell table:style-name="ce14" office:value-type="string" calcext:value-type="string">
            <text:p>IRF540N</text:p>
          </table:table-cell>
          <table:table-cell table:style-name="ce14" office:value-type="string" calcext:value-type="string">
            <text:p>TO-220</text:p>
          </table:table-cell>
          <table:table-cell table:style-name="ce14" office:value-type="string" calcext:value-type="string">
            <text:p>Mouser</text:p>
          </table:table-cell>
          <table:table-cell table:style-name="ce14" office:value-type="string" calcext:value-type="string">
            <text:p><text:a xlink:href="https://www.mouser.com/ProductDetail/Infineon-Technologies/IRF540NPBF?qs=9%252BKlkBgLFf36us%252Bg5kwffA%3D%3D" xlink:type="simple">942-IRF540NPBF</text:a></text:p>
          </table:table-cell>
          <table:table-cell office:value-type="currency" office:currency="USD" office:value="0.638" calcext:value-type="currency">
            <text:p>$0.6380</text:p>
          </table:table-cell>
          <table:table-cell table:formula="of:=[.B23]*[.I23]*100" office:value-type="currency" office:currency="USD" office:value="3317.6" calcext:value-type="currency">
            <text:p>$3,317.60</text:p>
          </table:table-cell>
          <table:table-cell table:style-name="ce38" table:formula="of:=[.B23]*[.I23]" office:value-type="currency" office:currency="USD" office:value="33.176" calcext:value-type="currency">
            <text:p>$33.18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Header </text:p>
          </table:table-cell>
          <table:table-cell table:style-name="ce14"/>
          <table:table-cell table:style-name="ce14" office:value-type="string" calcext:value-type="string">
            <text:p>3.96mm Header</text:p>
          </table:table-cell>
          <table:table-cell table:style-name="ce14" office:value-type="string" calcext:value-type="string">
            <text:p>3.96mm x 2pin</text:p>
          </table:table-cell>
          <table:table-cell table:style-name="ce14" office:value-type="string" calcext:value-type="string">
            <text:p>Mouser</text:p>
          </table:table-cell>
          <table:table-cell table:style-name="ce14" office:value-type="string" calcext:value-type="string">
            <text:p><text:a xlink:href="https://www.mouser.com/ProductDetail/TE-Connectivity-AMP/640445-2?qs=P8zzrVhehau7EdfErby3cQ%3D%3D" xlink:type="simple">5716404452</text:a></text:p>
          </table:table-cell>
          <table:table-cell office:value-type="currency" office:currency="USD" office:value="0.095" calcext:value-type="currency">
            <text:p>$0.0950</text:p>
          </table:table-cell>
          <table:table-cell table:formula="of:=[.B24]*[.I24]*100" office:value-type="currency" office:currency="USD" office:value="494" calcext:value-type="currency">
            <text:p>$494.00</text:p>
          </table:table-cell>
          <table:table-cell table:style-name="ce38" table:formula="of:=[.B24]*[.I24]" office:value-type="currency" office:currency="USD" office:value="4.94" calcext:value-type="currency">
            <text:p>$4.94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Connector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3.96mm Con.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Mouser</text:p>
          </table:table-cell>
          <table:table-cell table:style-name="ce14" office:value-type="string" calcext:value-type="string">
            <text:p><text:a xlink:href="https://www.mouser.com/ProductDetail/TE-Connectivity/3-640429-2?qs=540K4WYRd7yp1FasVHBXZg%3D%3D" xlink:type="simple">571-3-640429-2</text:a></text:p>
          </table:table-cell>
          <table:table-cell office:value-type="currency" office:currency="USD" office:value="0.254" calcext:value-type="currency">
            <text:p>$0.2540</text:p>
          </table:table-cell>
          <table:table-cell table:formula="of:=[.B25]*[.I25]*100" office:value-type="currency" office:currency="USD" office:value="1320.8" calcext:value-type="currency">
            <text:p>$1,320.80</text:p>
          </table:table-cell>
          <table:table-cell table:style-name="ce38" table:formula="of:=[.B25]*[.I25]" office:value-type="currency" office:currency="USD" office:value="13.208" calcext:value-type="currency">
            <text:p>$13.21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eader</text:p>
          </table:table-cell>
          <table:table-cell table:style-name="ce14" office:value-type="string" calcext:value-type="string">
            <text:p>J2-J13</text:p>
          </table:table-cell>
          <table:table-cell table:style-name="ce14" office:value-type="string" calcext:value-type="string">
            <text:p>2.54mm Headers</text:p>
          </table:table-cell>
          <table:table-cell table:style-name="ce14" office:value-type="string" calcext:value-type="string">
            <text:p>2.54mm x varies</text:p>
          </table:table-cell>
          <table:table-cell table:style-name="ce14" office:value-type="string" calcext:value-type="string">
            <text:p>Amazon</text:p>
          </table:table-cell>
          <table:table-cell table:style-name="ce14" office:value-type="string" calcext:value-type="string">
            <text:p><text:a xlink:href="https://www.amazon.com/MCIGICM-Header-2-45mm-Arduino-Connector/dp/B07PKKY8BX/ref=pd_ci_mcx_pspc_dp_2_t_2" xlink:type="simple">MCIGICM 40pin</text:a></text:p>
          </table:table-cell>
          <table:table-cell office:value-type="currency" office:currency="USD" office:value="4.99" calcext:value-type="currency">
            <text:p>$4.9900</text:p>
          </table:table-cell>
          <table:table-cell table:formula="of:=[.B26]*[.I26]*100" office:value-type="currency" office:currency="USD" office:value="998" calcext:value-type="currency">
            <text:p>$998.00</text:p>
          </table:table-cell>
          <table:table-cell table:style-name="ce38" table:formula="of:=[.B26]*[.I26]" office:value-type="currency" office:currency="USD" office:value="9.98" calcext:value-type="currency">
            <text:p>$9.98</text:p>
          </table:table-cell>
          <table:table-cell table:style-name="Default" table:number-columns-repeated="16373"/>
        </table:table-row>
        <table:table-row table:style-name="ro3"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nnector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DIN-5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Mouser</text:p>
          </table:table-cell>
          <table:table-cell table:style-name="ce14" office:value-type="string" calcext:value-type="string">
            <text:p><text:a xlink:href="https://www.mouser.com/ProductDetail/TE-Connectivity/5212044-1?qs=Dic%252B%252BaXKxRiey0gRD2%2Fghg%3D%3D" xlink:type="simple">571-5212044-1</text:a></text:p>
          </table:table-cell>
          <table:table-cell office:value-type="currency" office:currency="USD" office:value="3.89" calcext:value-type="currency">
            <text:p>$3.8900</text:p>
          </table:table-cell>
          <table:table-cell table:formula="of:=[.B27]*[.I27]*100" office:value-type="currency" office:currency="USD" office:value="389" calcext:value-type="currency">
            <text:p>$389.00</text:p>
          </table:table-cell>
          <table:table-cell table:style-name="ce38" table:formula="of:=[.B27]*[.I27]" office:value-type="currency" office:currency="USD" office:value="3.89" calcext:value-type="currency">
            <text:p>$3.89</text:p>
          </table:table-cell>
          <table:table-cell table:style-name="Default" table:number-columns-repeated="16373"/>
        </table:table-row>
        <table:table-row table:style-name="ro2"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ETG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1Kg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Amazon</text:p>
          </table:table-cell>
          <table:table-cell table:style-name="ce14" office:value-type="string" calcext:value-type="string">
            <text:p>1.75mm Matte Grey PETG</text:p>
          </table:table-cell>
          <table:table-cell office:value-type="currency" office:currency="USD" office:value="13.99" calcext:value-type="currency">
            <text:p>$13.9900</text:p>
          </table:table-cell>
          <table:table-cell table:formula="of:=[.B28]*[.I28]*100" office:value-type="currency" office:currency="USD" office:value="1399" calcext:value-type="currency">
            <text:p>$1,399.00</text:p>
          </table:table-cell>
          <table:table-cell table:style-name="ce38" table:formula="of:=[.B28]*[.I28]" office:value-type="currency" office:currency="USD" office:value="13.99" calcext:value-type="currency">
            <text:p>$13.99</text:p>
          </table:table-cell>
          <table:table-cell table:style-name="Default" table:number-columns-repeated="16373"/>
        </table:table-row>
        <table:table-row table:style-name="ro4"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luminuim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3m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Amazon</text:p>
          </table:table-cell>
          <table:table-cell table:style-name="ce14" office:value-type="string" calcext:value-type="string">
            <text:p>1220mm 2020 Aluminuim Extrusion</text:p>
          </table:table-cell>
          <table:table-cell office:value-type="currency" office:currency="USD" office:value="35.25" calcext:value-type="currency">
            <text:p>$35.2500</text:p>
          </table:table-cell>
          <table:table-cell table:formula="of:=[.B29]*[.I29]*100" office:value-type="currency" office:currency="USD" office:value="10575" calcext:value-type="currency">
            <text:p>$10,575.00</text:p>
          </table:table-cell>
          <table:table-cell table:style-name="ce38" table:formula="of:=[.B29]*[.I29]" office:value-type="currency" office:currency="USD" office:value="105.75" calcext:value-type="currency">
            <text:p>$105.75</text:p>
          </table:table-cell>
          <table:table-cell table:style-name="Default" table:number-columns-repeated="16373"/>
        </table:table-row>
        <table:table-row table:style-name="ro5"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eather Stripping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2ft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Amazon</text:p>
          </table:table-cell>
          <table:table-cell table:style-name="ce14" office:value-type="string" calcext:value-type="string">
            <text:p>Weather Strip Silicone D Shaped</text:p>
          </table:table-cell>
          <table:table-cell office:value-type="currency" office:currency="USD" office:value="0.99" calcext:value-type="currency">
            <text:p>$0.9900</text:p>
          </table:table-cell>
          <table:table-cell table:formula="of:=[.B30]*[.I30]*100" office:value-type="currency" office:currency="USD" office:value="99" calcext:value-type="currency">
            <text:p>$99.00</text:p>
          </table:table-cell>
          <table:table-cell table:style-name="ce38" table:formula="of:=[.B30]*[.I30]" office:value-type="currency" office:currency="USD" office:value="0.99" calcext:value-type="currency">
            <text:p>$0.99</text:p>
          </table:table-cell>
          <table:table-cell table:style-name="Default" table:number-columns-repeated="16373"/>
        </table:table-row>
        <table:table-row table:style-name="ro5"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reakout PCB</text:p>
          </table:table-cell>
          <table:table-cell table:number-columns-repeated="3" table:style-name="ce14" office:value-type="string" calcext:value-type="string">
            <text:p>~</text:p>
          </table:table-cell>
          <table:table-cell table:style-name="ce14" office:value-type="string" calcext:value-type="string">
            <text:p>PCBWAY</text:p>
          </table:table-cell>
          <table:table-cell table:style-name="ce14" office:value-type="string" calcext:value-type="string">
            <text:p>Solenoid-Breakout (1)</text:p>
          </table:table-cell>
          <table:table-cell office:value-type="currency" office:currency="USD" office:value="5" calcext:value-type="currency">
            <text:p>$5.0000</text:p>
          </table:table-cell>
          <table:table-cell table:formula="of:=100*[.I31]" office:value-type="currency" office:currency="USD" office:value="500" calcext:value-type="currency">
            <text:p>$500.00</text:p>
          </table:table-cell>
          <table:table-cell table:style-name="ce38" table:formula="of:=[.B31]*[.I31]" office:value-type="currency" office:currency="USD" office:value="15" calcext:value-type="currency">
            <text:p>$15.00</text:p>
          </table:table-cell>
          <table:table-cell table:style-name="Default" table:number-columns-repeated="16373"/>
        </table:table-row>
        <table:table-row table:style-name="ro5"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otherboard PCB</text:p>
          </table:table-cell>
          <table:table-cell table:number-columns-repeated="3" table:style-name="ce14" office:value-type="string" calcext:value-type="string">
            <text:p>~</text:p>
          </table:table-cell>
          <table:table-cell table:style-name="ce14" office:value-type="string" calcext:value-type="string">
            <text:p>PCBWAY</text:p>
          </table:table-cell>
          <table:table-cell table:style-name="ce14" office:value-type="string" calcext:value-type="string">
            <text:p>Midi_Motherboard_PCB</text:p>
          </table:table-cell>
          <table:table-cell office:value-type="currency" office:currency="USD" office:value="4.6" calcext:value-type="currency">
            <text:p>$4.6000</text:p>
          </table:table-cell>
          <table:table-cell table:formula="of:=100*[.I32]" office:value-type="currency" office:currency="USD" office:value="460" calcext:value-type="currency">
            <text:p>$460.00</text:p>
          </table:table-cell>
          <table:table-cell table:style-name="ce38" table:formula="of:=[.B32]*[.I32]" office:value-type="currency" office:currency="USD" office:value="4.6" calcext:value-type="currency">
            <text:p>$4.60</text:p>
          </table:table-cell>
          <table:table-cell table:style-name="Default" table:number-columns-repeated="16373"/>
        </table:table-row>
        <table:table-row table:style-name="ro5"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ire</text:p>
          </table:table-cell>
          <table:table-cell table:number-columns-repeated="3" table:style-name="ce14" office:value-type="string" calcext:value-type="string">
            <text:p>~</text:p>
          </table:table-cell>
          <table:table-cell table:style-name="ce14" office:value-type="string" calcext:value-type="string">
            <text:p>Amazon</text:p>
          </table:table-cell>
          <table:table-cell table:style-name="ce14" office:value-type="string" calcext:value-type="string">
            <text:p><text:a xlink:href="https://www.amazon.com/MOOKEERF-Shielded-Conductor-Sound-18AWG-Conductors/dp/B0DLN4Y838/ref=sims_dp_d_dex_popular_subs_t3_v6_d_sccl_1_1/132-6935195-7762760" xlink:type="simple">200ft CL3P</text:a></text:p>
          </table:table-cell>
          <table:table-cell office:value-type="currency" office:currency="USD" office:value="85.99" calcext:value-type="currency">
            <text:p>$85.9900</text:p>
          </table:table-cell>
          <table:table-cell table:formula="of:=100*[.I33]" office:value-type="currency" office:currency="USD" office:value="8599" calcext:value-type="currency">
            <text:p>$8,599.00</text:p>
          </table:table-cell>
          <table:table-cell table:style-name="ce38" table:formula="of:=[.B33]*[.I33]" office:value-type="currency" office:currency="USD" office:value="85.99" calcext:value-type="currency">
            <text:p>$85.99</text:p>
          </table:table-cell>
          <table:table-cell table:style-name="Default" table:number-columns-repeated="16373"/>
        </table:table-row>
        <table:table-row table:style-name="ro2">
          <table:table-cell table:style-name="ce14" table:number-columns-repeated="8"/>
          <table:table-cell/>
          <table:table-cell table:style-name="ce14" table:number-columns-repeated="2"/>
          <table:table-cell table:style-name="Default" table:number-columns-repeated="16373"/>
        </table:table-row>
        <table:table-row table:style-name="ro2">
          <table:table-cell table:style-name="ce14" table:number-columns-repeated="8"/>
          <table:table-cell/>
          <table:table-cell office:value-type="string" calcext:value-type="string">
            <text:p>Total Cost Per 100</text:p>
          </table:table-cell>
          <table:table-cell table:style-name="ce18" table:formula="of:=SUM([.J3:.J33])" office:value-type="currency" office:currency="USD" office:value="122383.958" calcext:value-type="currency">
            <text:p>$122,383.96</text:p>
          </table:table-cell>
          <table:table-cell table:style-name="Default" table:number-columns-repeated="16373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Member</text:p>
          </table:table-cell>
          <table:table-cell table:style-name="ce14" office:value-type="string" calcext:value-type="string">
            <text:p>Hours</text:p>
          </table:table-cell>
          <table:table-cell table:style-name="ce14" office:value-type="string" calcext:value-type="string">
            <text:p>Wage Per Hour</text:p>
          </table:table-cell>
          <table:table-cell table:style-name="ce14" office:value-type="string" calcext:value-type="string">
            <text:p>Labor Cost</text:p>
          </table:table-cell>
          <table:table-cell table:style-name="ce14" table:number-columns-repeated="2"/>
          <table:table-cell table:number-columns-repeated="2"/>
          <table:table-cell table:style-name="ce14"/>
          <table:table-cell table:style-name="Default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Labor</text:p>
          </table:table-cell>
          <table:table-cell table:style-name="ce14" office:value-type="string" calcext:value-type="string">
            <text:p>Owen</text:p>
          </table:table-cell>
          <table:table-cell table:style-name="ce14" office:value-type="float" office:value="132.167" calcext:value-type="float">
            <text:p>132.167</text:p>
          </table:table-cell>
          <table:table-cell table:style-name="ce18" office:value-type="currency" office:currency="USD" office:value="50" calcext:value-type="currency">
            <text:p>$50.00</text:p>
          </table:table-cell>
          <table:table-cell table:style-name="ce19" table:formula="of:=[.E37]*[.D37]" office:value-type="currency" office:currency="USD" office:value="6608.35" calcext:value-type="currency">
            <text:p>$6,608.35</text:p>
          </table:table-cell>
          <table:table-cell table:style-name="ce14" table:number-columns-repeated="2"/>
          <table:table-cell/>
          <table:table-cell office:value-type="string" calcext:value-type="string">
            <text:p>Total Cost Per Unit</text:p>
          </table:table-cell>
          <table:table-cell table:style-name="ce19" table:formula="of:=SUM([.K3:.K33])" office:value-type="currency" office:currency="USD" office:value="1233.83958" calcext:value-type="currency">
            <text:p>$1,233.84</text:p>
          </table:table-cell>
          <table:table-cell table:style-name="Default" table:number-columns-repeated="16373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Justin</text:p>
          </table:table-cell>
          <table:table-cell table:style-name="ce14" office:value-type="float" office:value="96" calcext:value-type="float">
            <text:p>96</text:p>
          </table:table-cell>
          <table:table-cell table:style-name="ce19" office:value-type="currency" office:currency="USD" office:value="50" calcext:value-type="currency">
            <text:p>$50.00</text:p>
          </table:table-cell>
          <table:table-cell table:style-name="ce19" table:formula="of:=[.E38]*[.D38]" office:value-type="currency" office:currency="USD" office:value="4800" calcext:value-type="currency">
            <text:p>$4,800.00</text:p>
          </table:table-cell>
          <table:table-cell table:style-name="ce14" table:number-columns-repeated="2"/>
          <table:table-cell table:number-columns-repeated="2"/>
          <table:table-cell table:style-name="ce14"/>
          <table:table-cell table:style-name="Default" table:number-columns-repeated="16373"/>
        </table:table-row>
        <table:table-row table:style-name="ro2">
          <table:table-cell table:style-name="ce14" table:number-columns-repeated="4"/>
          <table:table-cell table:style-name="ce14" office:value-type="string" calcext:value-type="string">
            <text:p>Labor Total</text:p>
          </table:table-cell>
          <table:table-cell table:style-name="ce19" table:formula="of:=SUM([.F37:.F38])" office:value-type="currency" office:currency="USD" office:value="11408.35" calcext:value-type="currency">
            <text:p>$11,408.35</text:p>
          </table:table-cell>
          <table:table-cell table:style-name="ce14" table:number-columns-repeated="2"/>
          <table:table-cell/>
          <table:table-cell office:value-type="string" calcext:value-type="string">
            <text:p>Project Cost</text:p>
          </table:table-cell>
          <table:table-cell table:style-name="ce19" table:formula="of:=[.K37]+[.F37]+[.F38]" office:value-type="currency" office:currency="USD" office:value="12642.18958" calcext:value-type="currency">
            <text:p>$12,642.19</text:p>
          </table:table-cell>
          <table:table-cell table:style-name="Default" table:number-columns-repeated="16373"/>
        </table:table-row>
        <table:table-row table:style-name="ro2">
          <table:table-cell table:style-name="ce14" table:number-columns-repeated="8"/>
          <table:table-cell table:number-columns-repeated="2"/>
          <table:table-cell table:style-name="ce14"/>
          <table:table-cell table:style-name="Default" table:number-columns-repeated="16373"/>
        </table:table-row>
        <table:table-row table:style-name="ro2">
          <table:table-cell table:number-columns-repeated="11"/>
          <table:table-cell table:style-name="Default" table:number-columns-repeated="16373"/>
        </table:table-row>
        <table:table-row table:style-name="ro2" table:number-rows-repeated="15">
          <table:table-cell table:style-name="ce14" table:number-columns-repeated="8"/>
          <table:table-cell table:number-columns-repeated="2"/>
          <table:table-cell table:style-name="ce14"/>
          <table:table-cell table:style-name="Default" table:number-columns-repeated="16373"/>
        </table:table-row>
        <table:table-row table:style-name="ro2">
          <table:table-cell table:style-name="ce14"/>
          <table:table-cell table:number-columns-repeated="10"/>
          <table:table-cell table:style-name="Default" table:number-columns-repeated="16373"/>
        </table:table-row>
        <table:table-row table:style-name="ro2" table:number-rows-repeated="153">
          <table:table-cell table:style-name="ce14" table:number-columns-repeated="8"/>
          <table:table-cell table:number-columns-repeated="2"/>
          <table:table-cell table:style-name="ce14"/>
          <table:table-cell table:style-name="Default" table:number-columns-repeated="16373"/>
        </table:table-row>
        <table:table-row table:style-name="ro2" table:number-rows-repeated="10483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e6e7e8" fo:border="0.06pt solid #000000"/>
    </style:style>
    <style:style style:name="Growl_20_Light" style:display-name="Growl Light" style:family="table-cell" style:parent-style-name="Default" style:data-style-name="N0">
      <style:table-cell-properties fo:background-color="#e6e7e8" fo:border="0.06pt solid #000000" style:vertical-align="automatic"/>
    </style:style>
    <style:style style:name="Roar_20_Light" style:display-name="Roar Light" style:family="table-cell" style:parent-style-name="Default" style:data-style-name="N0">
      <style:table-cell-properties fo:background-color="#f69240" fo:border="0.06pt solid #000000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in" fo:margin-bottom="0in" fo:margin-left="0in" fo:margin-right="0in" style:scale-to-X="1" style:scale-to-Y="1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8:43:13.285008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creation-date>2024-12-09T14:56:36Z</meta:creation-date>
    <dc:date>2025-05-06T21:30:04.764493184</dc:date>
    <meta:editing-cycles>37</meta:editing-cycles>
    <meta:editing-duration>PT4H45M30S</meta:editing-duration>
    <meta:print-date>2025-05-06T21:29:07.498076037</meta:print-date>
    <meta:printed-by>PDF files</meta:printed-by>
    <meta:document-statistic meta:table-count="1" meta:cell-count="372" meta:object-count="0"/>
  </office:meta>
</office:document-meta>
</file>